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</style:style>
    <style:style style:name="T372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AK177530529BR</text:p>
        </text:list-item>
        <text:list-item>
          <text:p text:style-name="P306">AK177962538BR</text:p>
        </text:list-item>
        <text:list-item>
          <text:p text:style-name="P307">AK176654544BR</text:p>
        </text:list-item>
        <text:list-item>
          <text:p text:style-name="P308">AK177541328BR</text:p>
        </text:list-item>
        <text:list-item>
          <text:p text:style-name="P309">AK176983077BR</text:p>
        </text:list-item>
        <text:list-item>
          <text:p text:style-name="P310">AK177531997BR</text:p>
        </text:list-item>
        <text:list-item>
          <text:p text:style-name="P311">AK177588529BR</text:p>
        </text:list-item>
        <text:list-item>
          <text:p text:style-name="P312">AA152805752BR</text:p>
        </text:list-item>
        <text:list-item>
          <text:p text:style-name="P313">AK178561805BR</text:p>
        </text:list-item>
        <text:list-item>
          <text:p text:style-name="P314">AA152052332BR</text:p>
        </text:list-item>
        <text:list-item>
          <text:p text:style-name="P315">AA153822085BR</text:p>
        </text:list-item>
        <text:list-item>
          <text:p text:style-name="P316">AA154396083BR</text:p>
        </text:list-item>
        <text:list-item>
          <text:p text:style-name="P317">AA152821242BR</text:p>
        </text:list-item>
        <text:list-item>
          <text:p text:style-name="P318">AK177520932BR</text:p>
        </text:list-item>
        <text:list-item>
          <text:p text:style-name="P319">QR231043338BR</text:p>
        </text:list-item>
        <text:list-item>
          <text:p text:style-name="P320">QR231043275BR</text:p>
        </text:list-item>
        <text:list-item>
          <text:p text:style-name="P321">QR301376207BR</text:p>
        </text:list-item>
        <text:list-item>
          <text:p text:style-name="P322">SY422761747BR</text:p>
        </text:list-item>
        <text:list-item>
          <text:p text:style-name="P323">QR301376224BR</text:p>
        </text:list-item>
        <text:list-item>
          <text:p text:style-name="P324">AK178255880BR</text:p>
        </text:list-item>
        <text:list-item>
          <text:p text:style-name="P325">AK176878595BR</text:p>
        </text:list-item>
        <text:list-item>
          <text:p text:style-name="P326">AA152975323BR</text:p>
        </text:list-item>
        <text:list-item>
          <text:p text:style-name="P327">AK179178420BR</text:p>
        </text:list-item>
        <text:list-item>
          <text:p text:style-name="P328">AK177683604BR</text:p>
        </text:list-item>
        <text:list-item>
          <text:p text:style-name="P329">AA152738806BR</text:p>
        </text:list-item>
        <text:list-item>
          <text:p text:style-name="P330">AK177159051BR</text:p>
        </text:list-item>
        <text:list-item>
          <text:p text:style-name="P331">AK177576477BR</text:p>
        </text:list-item>
        <text:list-item>
          <text:p text:style-name="P332">AK177684105BR</text:p>
        </text:list-item>
        <text:list-item>
          <text:p text:style-name="P333">AA152964440BR</text:p>
        </text:list-item>
        <text:list-item>
          <text:p text:style-name="P334">AA152741703BR</text:p>
        </text:list-item>
        <text:list-item>
          <text:p text:style-name="P335">AK177960276BR</text:p>
        </text:list-item>
        <text:list-item>
          <text:p text:style-name="P336">AK176412790BR</text:p>
        </text:list-item>
        <text:list-item>
          <text:p text:style-name="P337">AA152017225BR</text:p>
        </text:list-item>
        <text:list-item>
          <text:p text:style-name="P338">AK179565636BR</text:p>
        </text:list-item>
        <text:list-item>
          <text:p text:style-name="P339">AA151921142BR</text:p>
        </text:list-item>
        <text:list-item>
          <text:p text:style-name="P340">AK177876410BR</text:p>
        </text:list-item>
        <text:list-item>
          <text:p text:style-name="P341">AK178783921BR</text:p>
        </text:list-item>
        <text:list-item>
          <text:p text:style-name="P342">AA153792848BR</text:p>
        </text:list-item>
        <text:list-item>
          <text:p text:style-name="P343">AK178623054BR</text:p>
        </text:list-item>
        <text:list-item>
          <text:p text:style-name="P344">AA152682894BR</text:p>
        </text:list-item>
        <text:list-item>
          <text:p text:style-name="P345">AA153043425BR</text:p>
        </text:list-item>
        <text:list-item>
          <text:p text:style-name="P346">AK177631553BR</text:p>
        </text:list-item>
        <text:list-item>
          <text:p text:style-name="P347">AK177554587BR</text:p>
        </text:list-item>
        <text:list-item>
          <text:p text:style-name="P348">AK177475371BR</text:p>
        </text:list-item>
        <text:list-item>
          <text:p text:style-name="P349">AK178942968BR</text:p>
        </text:list-item>
        <text:list-item>
          <text:p text:style-name="P350">AK178880923BR</text:p>
        </text:list-item>
        <text:list-item>
          <text:p text:style-name="P351">AK179214643BR</text:p>
        </text:list-item>
        <text:list-item>
          <text:p text:style-name="P352">AK179304658BR</text:p>
        </text:list-item>
        <text:list-item>
          <text:p text:style-name="P353">AA153793503BR</text:p>
        </text:list-item>
        <text:list-item>
          <text:p text:style-name="P354">AA154132427BR</text:p>
        </text:list-item>
        <text:list-item>
          <text:p text:style-name="P355">AA154079151BR</text:p>
        </text:list-item>
        <text:list-item>
          <text:p text:style-name="P356">AA153378429BR</text:p>
        </text:list-item>
        <text:list-item>
          <text:p text:style-name="P357">AK178616827BR</text:p>
        </text:list-item>
        <text:list-item>
          <text:p text:style-name="P358">QR301376198BR</text:p>
        </text:list-item>
        <text:list-item>
          <text:p text:style-name="P359">AA153928228BR</text:p>
        </text:list-item>
        <text:list-item>
          <text:p text:style-name="P360">AK178341552BR</text:p>
        </text:list-item>
        <text:list-item>
          <text:p text:style-name="P361">AA154233641BR</text:p>
        </text:list-item>
        <text:list-item>
          <text:p text:style-name="P362">AK176846164BR</text:p>
        </text:list-item>
        <text:list-item>
          <text:p text:style-name="P363">AA154124859BR</text:p>
        </text:list-item>
        <text:list-item>
          <text:p text:style-name="P364">AK177756876BR</text:p>
        </text:list-item>
        <text:list-item>
          <text:p text:style-name="P365">AK177619915BR</text:p>
        </text:list-item>
        <text:list-item>
          <text:p text:style-name="P366">AK177486992BR</text:p>
        </text:list-item>
        <text:list-item>
          <text:p text:style-name="P367">AK177352491BR</text:p>
        </text:list-item>
        <text:list-item>
          <text:p text:style-name="P368">AA152778853BR</text:p>
        </text:list-item>
        <text:list-item>
          <text:p text:style-name="P369">AK177689690BR</text:p>
        </text:list-item>
        <text:list-item>
          <text:p text:style-name="P370">AK178001718BR</text:p>
        </text:list-item>
        <text:list-item>
          <text:p text:style-name="P371"><text:span text:style-name="T372">AK17711964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14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9" style:family="table-column">
      <style:table-column-properties style:column-width="0.0527in" style:use-optimal-column-width="false"/>
    </style:style>
    <style:style style:name="TableColumn210" style:family="table-column">
      <style:table-column-properties style:column-width="0.1972in" style:use-optimal-column-width="false"/>
    </style:style>
    <style:style style:name="TableColumn211" style:family="table-column">
      <style:table-column-properties style:column-width="0.8861in" style:use-optimal-column-width="false"/>
    </style:style>
    <style:style style:name="TableColumn212" style:family="table-column">
      <style:table-column-properties style:column-width="0.0527in" style:use-optimal-column-width="false"/>
    </style:style>
    <style:style style:name="TableColumn213" style:family="table-column">
      <style:table-column-properties style:column-width="0.1437in" style:use-optimal-column-width="false"/>
    </style:style>
    <style:style style:name="TableColumn214" style:family="table-column">
      <style:table-column-properties style:column-width="0.2423in" style:use-optimal-column-width="false"/>
    </style:style>
    <style:style style:name="TableColumn215" style:family="table-column">
      <style:table-column-properties style:column-width="0.0986in" style:use-optimal-column-width="false"/>
    </style:style>
    <style:style style:name="TableColumn216" style:family="table-column">
      <style:table-column-properties style:column-width="0.4895in" style:use-optimal-column-width="false"/>
    </style:style>
    <style:style style:name="TableColumn217" style:family="table-column">
      <style:table-column-properties style:column-width="0.0187in" style:use-optimal-column-width="false"/>
    </style:style>
    <style:style style:name="TableColumn218" style:family="table-column">
      <style:table-column-properties style:column-width="0.0895in" style:use-optimal-column-width="false"/>
    </style:style>
    <style:style style:name="TableColumn219" style:family="table-column">
      <style:table-column-properties style:column-width="0.1361in" style:use-optimal-column-width="false"/>
    </style:style>
    <style:style style:name="TableColumn220" style:family="table-column">
      <style:table-column-properties style:column-width="0.0611in" style:use-optimal-column-width="false"/>
    </style:style>
    <style:style style:name="TableColumn221" style:family="table-column">
      <style:table-column-properties style:column-width="0.2951in" style:use-optimal-column-width="false"/>
    </style:style>
    <style:style style:name="TableColumn222" style:family="table-column">
      <style:table-column-properties style:column-width="1.0756in" style:use-optimal-column-width="false"/>
    </style:style>
    <style:style style:name="TableColumn223" style:family="table-column">
      <style:table-column-properties style:column-width="0.1965in" style:use-optimal-column-width="false"/>
    </style:style>
    <style:style style:name="TableColumn224" style:family="table-column">
      <style:table-column-properties style:column-width="0.1201in" style:use-optimal-column-width="false"/>
    </style:style>
    <style:style style:name="TableColumn225" style:family="table-column">
      <style:table-column-properties style:column-width="0.1826in" style:use-optimal-column-width="false"/>
    </style:style>
    <style:style style:name="TableColumn226" style:family="table-column">
      <style:table-column-properties style:column-width="0.5465in" style:use-optimal-column-width="false"/>
    </style:style>
    <style:style style:name="TableColumn227" style:family="table-column">
      <style:table-column-properties style:column-width="0.0895in" style:use-optimal-column-width="false"/>
    </style:style>
    <style:style style:name="TableColumn228" style:family="table-column">
      <style:table-column-properties style:column-width="0.1972in" style:use-optimal-column-width="false"/>
    </style:style>
    <style:style style:name="TableColumn229" style:family="table-column">
      <style:table-column-properties style:column-width="0.2951in" style:use-optimal-column-width="false"/>
    </style:style>
    <style:style style:name="TableColumn230" style:family="table-column">
      <style:table-column-properties style:column-width="1.3923in" style:use-optimal-column-width="false"/>
    </style:style>
    <style:style style:name="TableColumn231" style:family="table-column">
      <style:table-column-properties style:column-width="0.1826in" style:use-optimal-column-width="false"/>
    </style:style>
    <style:style style:name="TableColumn232" style:family="table-column">
      <style:table-column-properties style:column-width="0.8333in" style:use-optimal-column-width="false"/>
    </style:style>
    <style:style style:name="Table208" style:family="table">
      <style:table-properties style:width="7.8756in" fo:margin-left="0in" table:align="center"/>
    </style:style>
    <style:style style:name="TableRow233" style:family="table-row">
      <style:table-row-properties style:min-row-height="0.1965in" style:use-optimal-row-height="fals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LO-Normal" style:family="paragraph">
      <style:paragraph-properties fo:text-align="center" fo:margin-bottom="0in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LO-Normal" style:family="paragraph">
      <style:paragraph-properties fo:text-align="center" fo:margin-bottom="0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LO-Normal" style:family="paragraph">
      <style:paragraph-properties fo:text-align="center" fo:margin-bottom="0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LO-Normal" style:family="paragraph">
      <style:paragraph-properties fo:text-align="center" fo:margin-bottom="0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LO-Normal" style:family="paragraph">
      <style:paragraph-properties fo:text-align="center" fo:margin-bottom="0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LO-Normal" style:family="paragraph">
      <style:paragraph-properties fo:text-align="center" fo:margin-bottom="0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LO-Normal" style:family="paragraph">
      <style:paragraph-properties fo:text-align="center" fo:margin-bottom="0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LO-Normal" style:family="paragraph">
      <style:paragraph-properties fo:text-align="center" fo:margin-bottom="0in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LO-Normal" style:family="paragraph">
      <style:paragraph-properties fo:text-align="center" fo:margin-bottom="0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LO-Normal" style:family="paragraph">
      <style:paragraph-properties fo:text-align="center" fo:margin-bottom="0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LO-Normal" style:family="paragraph">
      <style:paragraph-properties fo:text-align="center" fo:margin-bottom="0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LO-Normal" style:family="paragraph">
      <style:paragraph-properties fo:text-align="center" fo:margin-bottom="0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LO-Normal" style:family="paragraph">
      <style:paragraph-properties fo:text-align="center" fo:margin-bottom="0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LO-Normal" style:family="paragraph">
      <style:paragraph-properties fo:text-align="center" fo:margin-bottom="0in"/>
    </style:style>
    <style:style style:name="TableRow264" style:family="table-row">
      <style:table-row-properties style:row-height="0.3097in" style:use-optimal-row-height="false"/>
    </style:style>
    <style:style style:name="TableCell26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6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8" style:parent-style-name="LO-Normal" style:family="paragraph">
      <style:paragraph-properties fo:text-align="center" fo:margin-bottom="0in"/>
    </style:style>
    <style:style style:name="TableCell26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0" style:parent-style-name="LO-Normal" style:family="paragraph">
      <style:paragraph-properties fo:margin-bottom="0in"/>
    </style:style>
    <style:style style:name="T271" style:parent-style-name="Fonteparág.padrão" style:family="text">
      <style:text-properties fo:font-size="9pt" style:font-size-asian="9pt" style:font-size-complex="9pt"/>
    </style:style>
    <style:style style:name="TableCell27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3" style:parent-style-name="LO-Normal" style:family="paragraph">
      <style:paragraph-properties fo:text-align="center" fo:margin-bottom="0in"/>
    </style:style>
    <style:style style:name="TableCell27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5" style:parent-style-name="LO-Normal" style:family="paragraph">
      <style:paragraph-properties fo:text-align="center" fo:margin-bottom="0in"/>
    </style:style>
    <style:style style:name="T276" style:parent-style-name="Fonteparág.padrão" style:family="text">
      <style:text-properties fo:font-size="8pt" style:font-size-asian="8pt" style:font-size-complex="9pt"/>
    </style:style>
    <style:style style:name="TableCell27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8" style:parent-style-name="LO-Normal" style:family="paragraph">
      <style:paragraph-properties fo:text-align="center" fo:margin-bottom="0in"/>
    </style:style>
    <style:style style:name="TableCell27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0" style:parent-style-name="LO-Normal" style:family="paragraph">
      <style:paragraph-properties fo:text-align="center" fo:margin-bottom="0in"/>
    </style:style>
    <style:style style:name="T281" style:parent-style-name="Fonteparág.padrão" style:family="text">
      <style:text-properties fo:font-size="8pt" style:font-size-asian="8pt" style:font-size-complex="9pt"/>
    </style:style>
    <style:style style:name="TableCell28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3" style:parent-style-name="LO-Normal" style:family="paragraph">
      <style:paragraph-properties fo:text-align="center" fo:margin-bottom="0in"/>
    </style:style>
    <style:style style:name="TableCell28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5" style:parent-style-name="LO-Normal" style:family="paragraph">
      <style:text-properties fo:font-size="9pt" style:font-size-asian="9pt" style:font-size-complex="9pt"/>
    </style:style>
    <style:style style:name="TableCell28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7" style:parent-style-name="LO-Normal" style:family="paragraph">
      <style:text-properties fo:font-size="9pt" style:font-size-asian="9pt" style:font-size-complex="9pt"/>
    </style:style>
    <style:style style:name="TableRow288" style:family="table-row">
      <style:table-row-properties style:row-height="0.1597in" style:use-optimal-row-height="false"/>
    </style:style>
    <style:style style:name="TableCell28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0" style:parent-style-name="LO-Normal" style:family="paragraph">
      <style:text-properties fo:font-size="9pt" style:font-size-asian="9pt" style:font-size-complex="9pt"/>
    </style:style>
    <style:style style:name="TableCell29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2" style:parent-style-name="LO-Normal" style:family="paragraph">
      <style:text-properties fo:font-size="9pt" style:font-size-asian="9pt" style:font-size-complex="9pt"/>
    </style:style>
    <style:style style:name="TableCell2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4" style:parent-style-name="LO-Normal" style:family="paragraph">
      <style:text-properties fo:font-size="9pt" style:font-size-asian="9pt" style:font-size-complex="9pt"/>
    </style:style>
    <style:style style:name="TableCell2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6" style:parent-style-name="LO-Normal" style:family="paragraph">
      <style:text-properties fo:font-size="9pt" style:font-size-asian="9pt" style:font-size-complex="9pt"/>
    </style:style>
    <style:style style:name="TableCell2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Cell3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2" style:parent-style-name="LO-Normal" style:family="paragraph">
      <style:text-properties fo:font-size="9pt" style:font-size-asian="9pt" style:font-size-complex="9pt"/>
    </style:style>
    <style:style style:name="TableCell3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<text:s/></text:span><text:span text:style-name="T146">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67<text:s/>Mercado<text:s/>Livre 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3360" draw:style-name="a2" draw:name="Imagem 2" text:anchor-type="paragraph" svg:x="0.14792in" svg:y="-2.80625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8">
          <table:table-columns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</table:table-columns>
          <table:table-row table:style-name="TableRow233">
            <table:table-cell table:style-name="TableCell234" table:number-columns-spanned="2">
              <text:p text:style-name="P235"/>
            </table:table-cell>
            <table:covered-table-cell/>
            <table:table-cell table:style-name="TableCell236">
              <text:p text:style-name="P237"/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  <table:table-cell table:style-name="TableCell242" table:number-columns-spanned="4">
              <text:p text:style-name="P243"/>
            </table:table-cell>
            <table:covered-table-cell/>
            <table:covered-table-cell/>
            <table:covered-table-cell/>
            <table:table-cell table:style-name="TableCell244">
              <text:p text:style-name="P245"/>
            </table:table-cell>
            <table:table-cell table:style-name="TableCell246" table:number-columns-spanned="2">
              <text:p text:style-name="P247"/>
            </table:table-cell>
            <table:covered-table-cell/>
            <table:table-cell table:style-name="TableCell248">
              <text:p text:style-name="P249"/>
            </table:table-cell>
            <table:table-cell table:style-name="TableCell250" table:number-columns-spanned="3">
              <text:p text:style-name="P251"/>
            </table:table-cell>
            <table:covered-table-cell/>
            <table:covered-table-cell/>
            <table:table-cell table:style-name="TableCell252">
              <text:p text:style-name="P253"/>
            </table:table-cell>
            <table:table-cell table:style-name="TableCell254" table:number-columns-spanned="3">
              <text:p text:style-name="P255"/>
            </table:table-cell>
            <table:covered-table-cell/>
            <table:covered-table-cell/>
            <table:table-cell table:style-name="TableCell256">
              <text:p text:style-name="P257"/>
            </table:table-cell>
            <table:table-cell table:style-name="TableCell258">
              <text:p text:style-name="P259"/>
            </table:table-cell>
            <table:table-cell table:style-name="TableCell260">
              <text:p text:style-name="P261"/>
            </table:table-cell>
            <table:table-cell table:style-name="TableCell262">
              <text:p text:style-name="P263"/>
            </table:table-cell>
          </table:table-row>
          <table:table-row table:style-name="TableRow264">
            <table:table-cell table:style-name="TableCell265">
              <text:p text:style-name="LO-Normal"><text:span text:style-name="T266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67" table:number-columns-spanned="5">
              <text:p text:style-name="P268">Arujá</text:p>
            </table:table-cell>
            <table:covered-table-cell/>
            <table:covered-table-cell/>
            <table:covered-table-cell/>
            <table:covered-table-cell/>
            <table:table-cell table:style-name="TableCell269">
              <text:p text:style-name="P270"><text:span text:style-name="T271">,</text:span></text:p>
            </table:table-cell>
            <table:table-cell table:style-name="TableCell272">
              <text:p text:style-name="P273">02</text:p>
            </table:table-cell>
            <table:table-cell table:style-name="TableCell274" table:number-columns-spanned="3">
              <text:p text:style-name="P275"><text:span text:style-name="T276">de</text:span></text:p>
            </table:table-cell>
            <table:covered-table-cell/>
            <table:covered-table-cell/>
            <table:table-cell table:style-name="TableCell277" table:number-columns-spanned="3">
              <text:p text:style-name="P278">Julho</text:p>
            </table:table-cell>
            <table:covered-table-cell/>
            <table:covered-table-cell/>
            <table:table-cell table:style-name="TableCell279">
              <text:p text:style-name="P280"><text:span text:style-name="T281">de</text:span></text:p>
            </table:table-cell>
            <table:table-cell table:style-name="TableCell282" table:number-columns-spanned="3">
              <text:p text:style-name="P283">2024</text:p>
            </table:table-cell>
            <table:covered-table-cell/>
            <table:covered-table-cell/>
            <table:table-cell table:style-name="TableCell284" table:number-rows-spanned="2">
              <text:p text:style-name="P285"/>
            </table:table-cell>
            <table:table-cell table:style-name="TableCell286" table:number-columns-spanned="5">
              <text:p text:style-name="P287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8">
            <table:table-cell table:style-name="TableCell289">
              <text:p text:style-name="P290"/>
            </table:table-cell>
            <table:table-cell table:style-name="TableCell291" table:number-columns-spanned="5">
              <text:p text:style-name="P292"/>
            </table:table-cell>
            <table:covered-table-cell/>
            <table:covered-table-cell/>
            <table:covered-table-cell/>
            <table:covered-table-cell/>
            <table:table-cell table:style-name="TableCell293">
              <text:p text:style-name="P294"/>
            </table:table-cell>
            <table:table-cell table:style-name="TableCell295">
              <text:p text:style-name="P296"/>
            </table:table-cell>
            <table:table-cell table:style-name="TableCell297" table:number-columns-spanned="3">
              <text:p text:style-name="P298"/>
            </table:table-cell>
            <table:covered-table-cell/>
            <table:covered-table-cell/>
            <table:table-cell table:style-name="TableCell299" table:number-columns-spanned="3">
              <text:p text:style-name="P300"/>
            </table:table-cell>
            <table:covered-table-cell/>
            <table:covered-table-cell/>
            <table:table-cell table:style-name="TableCell301">
              <text:p text:style-name="P302"/>
            </table:table-cell>
            <table:table-cell table:style-name="TableCell303" table:number-columns-spanned="3">
              <text:p text:style-name="P304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5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2T20:20:00Z</meta:creation-date>
    <dc:date>2024-07-02T20:27:00Z</dc:date>
    <meta:print-date>2024-06-22T13:57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146" meta:character-count="937" meta:row-count="6" meta:non-whitespace-character-count="792"/>
  </office:meta>
</office:document-meta>
</file>